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_20__28_user_29_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QUISITOS NÃO FUNCIONAIS</text:span></text:p>
      <text:p text:style-name="P1"/>
      <text:p text:style-name="Standard_20__28_user_29_">[RNF001] O sistema deve permitir a operação por usuários sem conhecimento técnico.</text:p>
      <text:p text:style-name="Standard_20__28_user_29_">[RNF002] O sistema de permitir manutenção por terceiros.</text:p>
      <text:p text:style-name="Standard_20__28_user_29_">[RNF003] O sistema deve fornecer a opção de filtragem por nome nas opções de consulta.</text:p>
      <text:p text:style-name="Standard_20__28_user_29_">[RNF004] O sistema deve ser compatível com Windows e Linux.</text:p>
      <text:p text:style-name="Standard_20__28_user_29_">[RNF005] A linguagem python deve ser utilizada para implementação do sistema.</text:p>
      <text:p text:style-name="Standard_20__28_user_29_">[RNF006] O sistema não deve permitir acesso de usuários não cadastrados.</text:p>
      <text:p text:style-name="Standard_20__28_user_29_">[RNF007] O sistema deve ser acessível de qualquer computador com acesso a internet.</text:p>
      <text:p text:style-name="Standard_20__28_user_29_">[RNF008] O sistema deve utilizar tecnologias open-source.</text:p>
      <text:p text:style-name="Standard_20__28_user_29_">[RNF009] O sistema deve permitir atualizações posteriores.</text:p>
      <text:p text:style-name="Standard_20__28_user_29_">[RNF010<text:bookmark text:name="_GoBack"/>] O sistema deverá se comunicar com o banco SQL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morim</meta:initial-creator>
    <dc:creator>João Henrique</dc:creator>
    <meta:editing-cycles>5</meta:editing-cycles>
    <meta:creation-date>2017-01-01T14:28:00</meta:creation-date>
    <dc:date>2019-05-15T03:03:00</dc:date>
    <meta:editing-duration>PT3H43M</meta:editing-duration>
    <meta:generator>LibreOffice/6.0.7.3$Linux_X86_64 LibreOffice_project/00m0$Build-3</meta:generator>
    <meta:document-statistic meta:table-count="0" meta:image-count="0" meta:object-count="0" meta:page-count="1" meta:paragraph-count="11" meta:word-count="108" meta:character-count="717" meta:non-whitespace-character-count="6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